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P2" style:parent-style-name="Standard" style:family="paragraph">
      <style:paragraph-properties fo:text-align="center"/>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P3" style:parent-style-name="Standard" style:family="paragraph">
      <style:paragraph-properties fo:text-align="justify"/>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P4" style:parent-style-name="Standard" style:family="paragraph">
      <style:paragraph-properties fo:text-align="justify"/>
      <style:text-properties style:font-name="Arial" style:font-name-asian="Times New Roman" style:font-name-complex="Times New Roman" style:font-weight-complex="bold" fo:color="#000000" fo:font-size="11pt" style:font-size-asian="11pt" style:font-size-complex="11pt" fo:language="en" fo:country="US"/>
    </style:style>
    <style:style style:name="P5" style:parent-style-name="Standard" style:family="paragraph">
      <style:paragraph-properties fo:text-align="justify"/>
      <style:text-properties style:font-name="Arial" style:font-name-asian="Times New Roman" style:font-name-complex="Times New Roman" style:font-weight-complex="bold" fo:color="#000000" fo:font-size="11pt" style:font-size-asian="11pt" style:font-size-complex="11pt" fo:language="en" fo:country="US"/>
    </style:style>
    <style:style style:name="P6" style:parent-style-name="Standard" style:family="paragraph">
      <style:paragraph-properties fo:text-align="justify"/>
    </style:style>
    <style:style style:name="T7"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8"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9"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10"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11"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12"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13"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14" style:parent-style-name="Car.predefinitoparagrafo" style:family="text">
      <style:text-properties style:font-name="Arial" style:font-name-asian="Times New Roman" style:font-name-complex="Times New Roman" fo:color="#000000" fo:font-size="11pt" style:font-size-asian="11pt" style:font-size-complex="11pt" fo:language="en" fo:country="US"/>
    </style:style>
    <style:style style:name="T15"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16"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17"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18"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19"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20"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21"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22"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23"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24"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P25" style:parent-style-name="Standard" style:family="paragraph">
      <style:paragraph-properties fo:text-align="justify"/>
      <style:text-properties style:font-name="Arial" style:font-name-asian="Times New Roman" style:font-name-complex="Times New Roman" style:font-weight-complex="bold" fo:color="#000000" fo:font-size="11pt" style:font-size-asian="11pt" style:font-size-complex="11pt" fo:language="en" fo:country="US"/>
    </style:style>
    <style:style style:name="P26" style:parent-style-name="Standard" style:family="paragraph">
      <style:paragraph-properties fo:text-align="justify"/>
    </style:style>
    <style:style style:name="T27"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28"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29"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0"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1"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32"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3" style:parent-style-name="Car.predefinitoparagrafo" style:family="text">
      <style:text-properties style:font-name="Arial" style:font-name-asian="Times New Roman" style:font-name-complex="Times New Roman" fo:color="#000000" fo:font-size="11pt" style:font-size-asian="11pt" style:font-size-complex="11pt" fo:language="en" fo:country="US"/>
    </style:style>
    <style:style style:name="T34"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5"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6"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37"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8"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39"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40"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P41" style:parent-style-name="Standard" style:family="paragraph">
      <style:paragraph-properties fo:text-align="justify"/>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P42" style:parent-style-name="Standard" style:family="paragraph">
      <style:paragraph-properties fo:text-align="justify"/>
    </style:style>
    <style:style style:name="T43"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44"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45"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46"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P47" style:parent-style-name="Standard" style:family="paragraph">
      <style:paragraph-properties fo:text-align="justify"/>
    </style:style>
    <style:style style:name="T48"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49"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50"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51"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52"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53"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54"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55"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56"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57"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P58" style:parent-style-name="Standard" style:family="paragraph">
      <style:paragraph-properties fo:text-align="justify"/>
    </style:style>
    <style:style style:name="T59"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60"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61" style:parent-style-name="Car.predefinitoparagrafo" style:family="text">
      <style:text-properties style:font-name="Arial" style:font-name-asian="Times New Roman" style:font-name-complex="Times New Roman" fo:font-weight="bold" style:font-weight-asian="bold" style:font-weight-complex="bold" fo:color="#000000" fo:font-size="11pt" style:font-size-asian="11pt" style:font-size-complex="11pt" fo:language="en" fo:country="US"/>
    </style:style>
    <style:style style:name="T62"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63"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style:style style:name="T64" style:parent-style-name="Car.predefinitoparagrafo" style:family="text">
      <style:text-properties style:font-name="Arial" style:font-name-asian="Times New Roman" style:font-name-complex="Times New Roman" style:font-weight-complex="bold" fo:color="#000000" fo:font-size="11pt" style:font-size-asian="11pt" style:font-size-complex="11pt" fo:language="en" fo:country="US"/>
    </style:style>
  </office:automatic-styles>
  <office:body>
    <office:text text:use-soft-page-breaks="true">
      <text:p text:style-name="P1">SOCIAL MEDIA: ADVANTAGES AND DISADVANTAGES</text:p>
      <text:p text:style-name="P2"/>
      <text:p text:style-name="P3"/>
      <text:p text:style-name="P4">Social media have invaded everyone’s life and many people have been thinking of the positive and negative sides of this trend. On the one hand, social media allow us to keep in touch with<text:s/>our friends, also people we met a long time ago and we want to get back in touch with them. Moreover we can stay tuned with daily news, for instance some social pages share information about politics, society, health and so on, and there are also dedicated<text:s/>mobile applications which work like real newspapers. In addition, social media give us the possibility of sharing our own opinions on forums, discuss with people that have different ideas compared to us. Furthermore, they can allow us to reduce distance with our friends/relatives; in fact, publishing photos and videos of our everyday life allows everyone to follow and see us as if they were with us.</text:p>
      <text:p text:style-name="P5"/>
      <text:p text:style-name="P6"><text:span text:style-name="T7">On the other hand, there are</text:span><text:span text:style-name="T8"><text:s/>many nasty and sneaky sides of these happenings; first of all the whole<text:s/></text:span><text:span text:style-name="T9">loss<text:s/></text:span><text:span text:style-name="T10">of privacy</text:span><text:span text:style-name="T11">, especially if someone exceeds in posting their daily routine. Secondly, the increase of pedophilia cases or, in general, abuses, favored by the simple skills required to create<text:s/></text:span><text:span text:style-name="T12">fake social profiles</text:span><text:span text:style-name="T13"><text:s/>in order<text:s/></text:span><text:span text:style-name="T14">to deceive unaware guys/children</text:span><text:span text:style-name="T15">. Ano</text:span><text:span text:style-name="T16">ther bad side is the<text:s/></text:span><text:span text:style-name="T17">decrease of real communication capabilities</text:span><text:span text:style-name="T18">; in fact, if we are used to talking to people only by means of a device, we will obviously find more and more difficulties in talking to people in real life. Another basic negative aspect is<text:s/></text:span><text:span text:style-name="T19">the incredible<text:s/></text:span><text:span text:style-name="T20">waste of time</text:span><text:span text:style-name="T21"><text:s/>that could instead be employed in many other interesting activities. In the worst cases, the excess of time spent on social media can generate<text:s/></text:span><text:span text:style-name="T22">addiction</text:span><text:span text:style-name="T23">, so the main thought of some people when they wake up is to update their s</text:span><text:span text:style-name="T24">ocial profiles and this is really scary and worrying.</text:span></text:p>
      <text:p text:style-name="P25"/>
      <text:p text:style-name="P26"><text:span text:style-name="T27">Regarding<text:s/></text:span><text:span text:style-name="T28">body consequences</text:span><text:span text:style-name="T29">, one of the worst effects of using technological devices to be connected to social media is physical capabilities aggravation. Statistics say that teenagers spend something<text:s/></text:span><text:span text:style-name="T30">like 9 hours a day on social media; first of all this could cause damages on<text:s/></text:span><text:span text:style-name="T31">sight</text:span><text:span text:style-name="T32">, in fact these <text:s/>studies affirm that waves generated by displays can weaken our eyes if we spend too much time infront of them. Also our<text:s/></text:span><text:span text:style-name="T33">backbone<text:s/></text:span><text:span text:style-name="T34">can suffer and grow up in a</text:span><text:span text:style-name="T35"><text:s/>wrong way, in fact guys often use devices (PCs, smart phones, tablets, etc.) without paying attention to their body posture, causing<text:s/></text:span><text:span text:style-name="T36">neck/back illnesses</text:span><text:span text:style-name="T37">. To sum up, if we use these instruments in a correct way they can be very interesting and powerful, bu</text:span><text:span text:style-name="T38">t if we exceed, we run the risk of<text:s/></text:span><text:span text:style-name="T39">losing our relationships<text:s/></text:span><text:span text:style-name="T40">and the real potential of these means.</text:span></text:p>
      <text:p text:style-name="P41"/>
      <text:p text:style-name="P42"><text:span text:style-name="T43">One of the biggest disadvantages of social media is<text:s/></text:span><text:span text:style-name="T44">addiction</text:span><text:span text:style-name="T45">. A lot of people spend too much time using them; after a while it can become a drug and people</text:span><text:span text:style-name="T46"><text:s/>can’t really figure out how much time they waste on the web.</text:span></text:p>
      <text:p text:style-name="P47"><text:span text:style-name="T48">Why would someone become addicted to social media? Basically,<text:s/></text:span><text:span text:style-name="T49">every social network company works hard every day to make its website so addictive that you can't resist it</text:span><text:span text:style-name="T50">; their aim is to have m</text:span><text:span text:style-name="T51">ore and more users, to get bigger, to become famous and earn a lot of money. These websites are a perfect way to communicate with other people, but<text:s/></text:span><text:span text:style-name="T52">its overuse</text:span><text:span text:style-name="T53"><text:s/>is dangerous. While using these ways to communicate you can talk to and keep in touch with every</text:span><text:span text:style-name="T54">one you want, from relatives to friends, but at the same time you are alone with your technological devices. Some people prefer relating to others using these techniques instead of talking face to face. If this attitude is brought to an extreme level, it c</text:span><text:span text:style-name="T55">an obviously worsen their conditions,<text:s/></text:span><text:span text:style-name="T56">estranging them from reality</text:span><text:span text:style-name="T57">.</text:span></text:p>
      <text:p text:style-name="P58"><text:span text:style-name="T59">Social networks addiction has had a huge increase since the spreading of smartphones, which allow everyone to be constantly connected. A possible reason for this addiction is that people,</text:span><text:span text:style-name="T60"><text:s/>especially teenagers, want to “runaway” from reality, looking for a place where they can feel safer, more comfortable or, maybe, listened to. Social media addiction is real, and<text:s/></text:span><text:span text:style-name="T61">it can damage careers, degrade life and even harm relationships</text:span><text:span text:style-name="T62">. Most of us a</text:span><text:span text:style-name="T63">re simply manipulated by these social sites to waste too much time in a way that benefits them, not us. The best solution we could think of is, maybe, to schedule the social networking sites visits per day in order to keep track of how much time we spend t</text:span><text:span text:style-name="T64">here and realize if we can control ourselves or if we need any hel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eWeb" style:display-name="Normale (Web)" style:family="paragraph" style:parent-style-name="Standard">
      <style:paragraph-properties fo:margin-top="0.0694in" fo:margin-bottom="0.0694in"/>
      <style:text-properties style:font-name-asian="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a  Rossi</meta:initial-creator>
    <dc:creator>Alberto Centurioni</dc:creator>
    <meta:creation-date>2020-05-01T15:26:00Z</meta:creation-date>
    <dc:date>2021-02-12T07:48:00Z</dc:date>
    <meta:template xlink:href="Normal" xlink:type="simple"/>
    <meta:editing-cycles>4</meta:editing-cycles>
    <meta:editing-duration>PT5160S</meta:editing-duration>
    <meta:document-statistic meta:page-count="1" meta:paragraph-count="8" meta:word-count="655" meta:character-count="4386" meta:row-count="31" meta:non-whitespace-character-count="3739"/>
  </office:meta>
</office:document-meta>
</file>